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us</text:p>
          </table:table-cell>
        </table:table-row>
        <table:table-row table:style-name="ro1">
          <table:table-cell/>
          <table:table-cell office:value-type="string" calcext:value-type="string">
            <text:p>Richard</text:p>
          </table:table-cell>
        </table:table-row>
        <table:table-row table:style-name="ro1">
          <table:table-cell/>
          <table:table-cell office:value-type="string" calcext:value-type="string">
            <text:p>Greg</text:p>
          </table:table-cell>
        </table:table-row>
        <table:table-row table:style-name="ro1"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/>
          <table:table-cell office:value-type="string" calcext:value-type="string">
            <text:p>Bi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0:14:11.269739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hlad </meta:initial-creator>
    <meta:creation-date>2016-02-25T12:08:59.139740315</meta:creation-date>
    <dc:date>2016-02-26T10:21:12.515747630</dc:date>
    <dc:creator>prahlad </dc:creator>
    <meta:editing-duration>PT3H27M55S</meta:editing-duration>
    <meta:editing-cycles>301</meta:editing-cycles>
    <meta:generator>LibreOffice/4.2.8.2$Linux_x86 LibreOffice_project/420m0$Build-2</meta:generator>
    <meta:document-statistic meta:table-count="1" meta:cell-count="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' Copyright 2016 Prahlad Yeri (prahladyeri@yahoo.com)
' 
' Licensed under the Apache License, Version 2.0 (the "License");
' you may not use this file except in compliance with the License.
' You may obtain a copy of the License at
' 
' 	http://www.apache.org/licenses/LICENSE-2.0
' 
' Unless required by applicable law or agreed to in writing, software
' distributed under the License is distributed on an "AS IS" BASIS,
' WITHOUT WARRANTIES OR CONDITIONS OF ANY KIND, either express or implied.
' See the License for the specific language governing permissions and
' limitations under the License.

sub copy_to_clipboard
	oClip = CreateUnoService("com.sun.star.datatransfer.clipboard.SystemClipboard")
	oTR = createUnoListener("TR_", "com.sun.star.datatransfer.XTransferable")
	oClip.setContents(oTR, null)
	msgbox "Done"
end sub

Function TR_getTransferData( aFlavor As com.sun.star.datatransfer.DataFlavor ) As Any
	If (aFlavor.MimeType = "text/plain;charset=utf-16") Then
		TR_getTransferData = "Hola!"
	EndIf
End Function

Function TR_getTransferDataFlavors() As Any
	Dim aF As new com.sun.star.datatransfer.DataFlavor
	aF.MimeType = "text/plain;charset=utf-16"
	aF.HumanPresentableName = "Unicode-Text"
	TR_getTransferDataFlavors = Array(aF)
End Function

Function TR_isDataFlavorSupported( aFlavor As com.sun.star.datatransfer.DataFlavor ) As Boolean
	TR_isDataFlavorSupported = (aFlavor.MimeType = "text/plain;charset=utf-16")
End Function

sub load_from_csv
	fname = show_open_dialog
	if len(fname)&gt;0 then
		dim fileProps(1) as new com.sun.star.beans.PropertyValue
		fileProps(0).Name = "FilterName"
		fileProps(0).Value = "Text - txt - csv (StarCalc)"
		fileProps(1).Name = "FilterOptions"
		fileProps(1).Value = "44,34,76,1,,0,false,true,true,false"
		document = StarDesktop.loadComponentFromURL(fname, "_blank", 0, fileProps())		
	end if
	msgbox "Done"
end sub

sub file_io_write
	filename = "/home/prahlad/data/dummy.csv"
	num = FreeFile()
	open filename for output as #num 
	write #num, "col1", "col2", "col3"
	write #num, "1", "2", "3"
	write #num, "4", "5", "6"
	close #num
	msgbox "Done"
end sub


sub file_io_read
	dim v1, v2, v3
	filename = "/home/prahlad/data/test.csv"
	num = FreeFile()
	open filename for input as #num 
	do while not eof(num)
		input #num, v1, v2, v3
		print v1 &amp; "::" &amp; v2 &amp; "::" &amp; v3
	loop
	close #num
	msgbox "Done"
end sub

function show_save_dialog
	dim aurl as object
	dim s as string
	'dim fileProps(1) as new com.sun.star.beans.PropertyValue
	dim oDlg as object
	
	sFilePickerArgs = Array(_
	com.sun.star.ui.dialogs.TemplateDescription.FILESAVE_AUTOEXTENSION )	
	oDlg = createUnoService("com.sun.star.ui.dialogs.FilePicker")
	oDlg.initialize(sFilePickerArgs())
	oDlg.setMultiSelectionMode(false)
	oDlg.appendFilter("CSV Files (.csv)", "*.csv" )	
	oDlg.setTitle("Save As....")
	
	if oDlg.execute() then
		aUrl = oDlg.getFiles()
		s = aUrl(0)
		if len(s) &gt; 0 then
			MsgBox("File Selected: " &amp; s &amp; chr(13))
		end if
	else
		s = ""
	end if
	show_save_dialog = s
end function

function show_open_dialog
	dim aurl as object
	dim s as string
	'dim fileProps(1) as new com.sun.star.beans.PropertyValue
	dim oDlg as object
	
	'fileProps(0).Name = "FilterName"
	'fileProps(0).Value = "Text - txt - csv (StarCalc)"
	'fileProps(1).Name = "FilterOptions"
	'fileProps(1).Value = "44,34,76,1,,0,false,true,true,false"	
	oDlg = createUnoService("com.sun.star.ui.dialogs.FilePicker")
	oDlg.setMultiSelectionMode(false)
	oDlg.appendFilter("CSV Files (.csv)", "*.csv" )	
	oDlg.execute
	aUrl = oDlg.getFiles()
	
	s = aUrl(0)
	if len(s) &gt; 0 then
		MsgBox("File Selected: " &amp; s &amp; chr(13))
	end if
	show_open_dialog = s
end function

Sub replace_with_regex
  Dim names() As String
  Dim surnames() As String
  Dim n As Long
  Dim document As Object
  Dim sheets as Object
  Dim sheet as Object
  Dim replace As Object

  pattern = "\b[A-Z0-9._%+-]+@[A-Z0-9.-]+\.[A-Z]{2,}\b" rem regex pattern to match any email address
  document = ThisComponent rem .CurrentController.Frame
  rem sheet = doc.CurrentSelection.Spreadsheet
  sheets = document.getSheets()
  sheet = sheets.getByIndex(0)
  replace = sheet.createReplaceDescriptor rem document.createReplaceDescriptor in case of Writer
  replace.SearchRegularExpression = True
  replace.SearchString = pattern
  replace.ReplaceString = "foo@bar.com"
  sheet.replaceAll(replace)

  MsgBox("Done")
End Sub

Sub replace_text
  Dim names() As String
  Dim surnames() As String
  Dim n As Long
  Dim document As Object
  Dim sheets as Object
  Dim sheet as Object
  Dim replace As Object

  names() = Array("Linus", "Richard", "Peter", "Greg", "Bill")
  surnames() = Array("Torvalds", "Stallman", "Anvin", "Kroah", "Gates")
  document = ThisComponent rem .CurrentController.Frame
  rem sheet = doc.CurrentSelection.Spreadsheet
  sheets = document.getSheets()
  sheet = sheets.getByIndex(0)
  replace = sheet.createReplaceDescriptor rem document.createReplaceDescriptor in case of Writer
  rem replace.SearchRegularExpression = True
  For n = lbound(names()) To ubound(names())
    replace.SearchString = names(n)
    replace.ReplaceString = surnames(n)
    sheet.replaceAll(replace)
  Next n
  MsgBox("Done")
End Sub

Sub read_cell
	dim document as object
	document = ThisComponent
	sheet = document.Sheets(0)
	MsgBox(sheet.getCellByPosition(0, 0).String)
End Sub


Sub change_cell
	dim document as object
	document = ThisComponent
	sheet = document.Sheets(0)
	sheet.getCellByPosition(0, 0).String = "Hola Mundo!"
	MsgBox("Done")
End Sub

Sub change_cell_obsolete
	dim document as object
	dim dispatcher as object
	
	document = ThisComponent.CurrentController.Frame
	dispatcher = createUnoService("com.sun.star.frame.DispatchHelper")
	
	dim args1(0) as new com.sun.star.beans.PropertyValue
	dim args2(0) as new com.sun.star.beans.PropertyValue
	
	args1(0).Name = "ToPoint"
	args1(0).Value = "$A$1"
	dispatcher.executeDispatch(document, ".uno:GoToCell","",0,args1())
	 
	args2(0).Name = "StringName"
	args2(0).Value = "Hello World!"	
	dispatcher.executeDispatch(document, ".uno:EnterString","",0,args2())
	MsgBox("Done")
End Sub

Sub Main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